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75cm"/>
    </style:style>
    <style:style style:name="co2" style:family="table-column">
      <style:table-column-properties fo:break-before="auto" style:column-width="3.739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1.238cm"/>
    </style:style>
    <style:style style:name="co5" style:family="table-column">
      <style:table-column-properties fo:break-before="auto" style:column-width="2.355cm"/>
    </style:style>
    <style:style style:name="co6" style:family="table-column">
      <style:table-column-properties fo:break-before="auto" style:column-width="3.16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fo:background-color="#ffff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151">
      <style:table-cell-properties fo:background-color="#ffff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fo:background-color="#a6cae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dark2" loext:color-type="theme">
          <loext:transformation loext:type="lummod" loext:value="2500"/>
          <loext:transformation loext:type="lumoff" loext:value="7499"/>
        </loext:background-complex-color>
      </style:table-cell-properties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fo:background-color="#dcea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dark2" loext:color-type="theme">
          <loext:transformation loext:type="lummod" loext:value="1000"/>
          <loext:transformation loext:type="lumoff" loext:value="8999"/>
        </loext:background-complex-color>
      </style:table-cell-properties>
      <style:paragraph-properties fo:text-align="center" css3t:text-justify="auto" fo:margin-left="0cm" style:writing-mode="page"/>
    </style:style>
    <style:style style:name="ce6" style:family="table-cell" style:parent-style-name="Default" style:data-style-name="N151">
      <style:table-cell-properties fo:background-color="#dcea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dark2" loext:color-type="theme">
          <loext:transformation loext:type="lummod" loext:value="1000"/>
          <loext:transformation loext:type="lumoff" loext:value="8999"/>
        </loext:background-complex-color>
      </style:table-cell-properties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fo:background-color="#c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fo:background-color="#fbe3d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</style:style>
    <style:style style:name="ce9" style:family="table-cell" style:parent-style-name="Default" style:data-style-name="N151">
      <style:table-cell-properties fo:background-color="#fbe3d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fo:background-color="#084f6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4" loext:color-type="theme">
          <loext:transformation loext:type="lummod" loext:value="5000"/>
        </loext:background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11" style:family="table-cell" style:parent-style-name="Default" style:data-style-name="N151">
      <style:table-cell-properties fo:background-color="#a6cae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dark2" loext:color-type="theme">
          <loext:transformation loext:type="lummod" loext:value="2500"/>
          <loext:transformation loext:type="lumoff" loext:value="7499"/>
        </loext:background-complex-color>
      </style:table-cell-properties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fo:background-color="#7030a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13" style:family="table-cell" style:parent-style-name="Default">
      <style:table-cell-properties fo:background-color="#cccc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4" style:family="table-cell" style:parent-style-name="Default" style:data-style-name="N151">
      <style:table-cell-properties fo:background-color="#cccc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1" table:default-cell-style-name="ce5"/>
        <table:table-column table:style-name="co2" table:default-cell-style-name="ce5"/>
        <table:table-column table:style-name="co5" table:default-cell-style-name="ce6"/>
        <table:table-column table:style-name="co4" table:default-cell-style-name="ce5"/>
        <table:table-column table:style-name="co1" table:default-cell-style-name="ce8"/>
        <table:table-column table:style-name="co2" table:default-cell-style-name="ce8"/>
        <table:table-column table:style-name="co5" table:default-cell-style-name="ce9"/>
        <table:table-column table:style-name="co4" table:default-cell-style-name="ce8"/>
        <table:table-column table:style-name="co1" table:default-cell-style-name="ce4"/>
        <table:table-column table:style-name="co2" table:default-cell-style-name="ce4"/>
        <table:table-column table:style-name="co5" table:default-cell-style-name="ce11"/>
        <table:table-column table:style-name="co4" table:default-cell-style-name="ce4"/>
        <table:table-column table:style-name="co1" table:default-cell-style-name="ce13"/>
        <table:table-column table:style-name="co2" table:default-cell-style-name="ce13"/>
        <table:table-column table:style-name="co5" table:default-cell-style-name="ce14"/>
        <table:table-column table:style-name="co4" table:default-cell-style-name="ce13"/>
        <table:table-column table:style-name="co5" table:default-cell-style-name="Default"/>
        <table:table-column table:style-name="co6" table:default-cell-style-name="Default"/>
        <table:table-column table:style-name="co5" table:number-columns-repeated="16362" table:default-cell-style-name="Default"/>
        <table:table-row table:style-name="ro1">
          <table:table-cell table:style-name="ce1" office:value-type="string" calcext:value-type="string">
            <text:p>Platz</text:p>
          </table:table-cell>
          <table:table-cell table:style-name="ce1" office:value-type="string" calcext:value-type="string">
            <text:p>Ak1(5-8 Jahre)</text:p>
          </table:table-cell>
          <table:table-cell table:style-name="ce1" office:value-type="string" calcext:value-type="string">
            <text:p>Zeit</text:p>
          </table:table-cell>
          <table:table-cell table:style-name="ce1" office:value-type="string" calcext:value-type="string">
            <text:p>Bahn</text:p>
          </table:table-cell>
          <table:table-cell table:style-name="ce4" office:value-type="string" calcext:value-type="string">
            <text:p>Platz</text:p>
          </table:table-cell>
          <table:table-cell table:style-name="ce4" office:value-type="string" calcext:value-type="string">
            <text:p>Ak2(9-12 Jahre)</text:p>
          </table:table-cell>
          <table:table-cell table:style-name="ce4" office:value-type="string" calcext:value-type="string">
            <text:p>Zeit</text:p>
          </table:table-cell>
          <table:table-cell table:style-name="ce4" office:value-type="string" calcext:value-type="string">
            <text:p>Bahn</text:p>
          </table:table-cell>
          <table:table-cell table:style-name="ce7" office:value-type="string" calcext:value-type="string">
            <text:p>Platz</text:p>
          </table:table-cell>
          <table:table-cell table:style-name="ce7" office:value-type="string" calcext:value-type="string">
            <text:p>Ak3(13-17 Jahre)</text:p>
          </table:table-cell>
          <table:table-cell table:style-name="ce7" office:value-type="string" calcext:value-type="string">
            <text:p>Zeit</text:p>
          </table:table-cell>
          <table:table-cell table:style-name="ce7" office:value-type="string" calcext:value-type="string">
            <text:p>Bahn</text:p>
          </table:table-cell>
          <table:table-cell table:style-name="ce10" office:value-type="string" calcext:value-type="string">
            <text:p>Platz</text:p>
          </table:table-cell>
          <table:table-cell table:style-name="ce10" office:value-type="string" calcext:value-type="string">
            <text:p>Ak4(18+ Jahre)</text:p>
          </table:table-cell>
          <table:table-cell table:style-name="ce10" office:value-type="string" calcext:value-type="string">
            <text:p>Zeit</text:p>
          </table:table-cell>
          <table:table-cell table:style-name="ce10" office:value-type="string" calcext:value-type="string">
            <text:p>Bahn</text:p>
          </table:table-cell>
          <table:table-cell table:style-name="ce12" office:value-type="string" calcext:value-type="string">
            <text:p>Platz</text:p>
          </table:table-cell>
          <table:table-cell table:style-name="ce12" office:value-type="string" calcext:value-type="string">
            <text:p>Ak1 Mitarbeiter</text:p>
          </table:table-cell>
          <table:table-cell table:style-name="ce12" office:value-type="string" calcext:value-type="string">
            <text:p>Zeit</text:p>
          </table:table-cell>
          <table:table-cell table:style-name="ce12" office:value-type="string" calcext:value-type="string">
            <text:p>Bahn</text:p>
          </table:table-cell>
          <table:table-cell table:number-columns-repeated="163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abian Atz</text:p>
          </table:table-cell>
          <table:table-cell office:value-type="float" office:value="13.526" calcext:value-type="float">
            <text:p>13,526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bian Atz</text:p>
          </table:table-cell>
          <table:table-cell office:value-type="float" office:value="16.247" calcext:value-type="float">
            <text:p>16,247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bian Atz</text:p>
          </table:table-cell>
          <table:table-cell office:value-type="float" office:value="13.526" calcext:value-type="float">
            <text:p>13,526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bian Atz</text:p>
          </table:table-cell>
          <table:table-cell office:value-type="float" office:value="11.232" calcext:value-type="float">
            <text:p>11,232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bian Atz</text:p>
          </table:table-cell>
          <table:table-cell office:value-type="float" office:value="14.237" calcext:value-type="float">
            <text:p>14,237</text:p>
          </table:table-cell>
          <table:table-cell office:value-type="string" calcext:value-type="string">
            <text:p>A</text:p>
          </table:table-cell>
          <table:table-cell table:number-columns-repeated="1636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iklas Hardwig</text:p>
          </table:table-cell>
          <table:table-cell office:value-type="float" office:value="23.526" calcext:value-type="float">
            <text:p>23,526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klas Hardwig</text:p>
          </table:table-cell>
          <table:table-cell office:value-type="float" office:value="23.526" calcext:value-type="float">
            <text:p>23,526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klas Hardwig</text:p>
          </table:table-cell>
          <table:table-cell office:value-type="float" office:value="14.256" calcext:value-type="float">
            <text:p>14,256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klas Hardwig</text:p>
          </table:table-cell>
          <table:table-cell office:value-type="float" office:value="47.26" calcext:value-type="float">
            <text:p>47,260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klas Hardwig</text:p>
          </table:table-cell>
          <table:table-cell office:value-type="float" office:value="23.526" calcext:value-type="float">
            <text:p>23,526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Niklas</text:p>
          </table:table-cell>
          <table:table-cell office:value-type="float" office:value="71.582" calcext:value-type="float">
            <text:p>71,582</text:p>
          </table:table-cell>
          <table:table-cell office:value-type="string" calcext:value-type="string">
            <text:p>A</text:p>
          </table:table-cell>
          <table:table-cell table:number-columns-repeated="163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mon Schäfer</text:p>
          </table:table-cell>
          <table:table-cell office:value-type="float" office:value="15.265" calcext:value-type="float">
            <text:p>15,265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mon Schäfer</text:p>
          </table:table-cell>
          <table:table-cell office:value-type="float" office:value="30.805" calcext:value-type="float">
            <text:p>30,805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mon Schäfer</text:p>
          </table:table-cell>
          <table:table-cell office:value-type="float" office:value="14.986" calcext:value-type="float">
            <text:p>14,986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mon Schäfer</text:p>
          </table:table-cell>
          <table:table-cell office:value-type="float" office:value="83.288" calcext:value-type="float">
            <text:p>83,288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mon Schäfer</text:p>
          </table:table-cell>
          <table:table-cell office:value-type="float" office:value="32.815" calcext:value-type="float">
            <text:p>32,815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Hardwig</text:p>
          </table:table-cell>
          <table:table-cell table:number-columns-repeated="1636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annik Chawawczak</text:p>
          </table:table-cell>
          <table:table-cell office:value-type="float" office:value="14.265" calcext:value-type="float">
            <text:p>14,265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nnik Chawawczak</text:p>
          </table:table-cell>
          <table:table-cell office:value-type="float" office:value="38.084" calcext:value-type="float">
            <text:p>38,084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nnik Chawawczak</text:p>
          </table:table-cell>
          <table:table-cell office:value-type="float" office:value="15.716" calcext:value-type="float">
            <text:p>15,716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nnik Chawawczak</text:p>
          </table:table-cell>
          <table:table-cell office:value-type="float" office:value="119.316" calcext:value-type="float">
            <text:p>119,316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nnik Chawawczak</text:p>
          </table:table-cell>
          <table:table-cell office:value-type="float" office:value="42.104" calcext:value-type="float">
            <text:p>42,104</text:p>
          </table:table-cell>
          <table:table-cell office:value-type="string" calcext:value-type="string">
            <text:p>C</text:p>
          </table:table-cell>
          <table:table-cell table:number-columns-repeated="1636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x Erl</text:p>
          </table:table-cell>
          <table:table-cell office:value-type="float" office:value="12.698" calcext:value-type="float">
            <text:p>12,698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x Erl</text:p>
          </table:table-cell>
          <table:table-cell office:value-type="float" office:value="45.363" calcext:value-type="float">
            <text:p>45,363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x Erl</text:p>
          </table:table-cell>
          <table:table-cell office:value-type="float" office:value="16.446" calcext:value-type="float">
            <text:p>16,446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x Erl</text:p>
          </table:table-cell>
          <table:table-cell office:value-type="float" office:value="155.344" calcext:value-type="float">
            <text:p>155,344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x Erl</text:p>
          </table:table-cell>
          <table:table-cell office:value-type="float" office:value="51.393" calcext:value-type="float">
            <text:p>51,393</text:p>
          </table:table-cell>
          <table:table-cell office:value-type="string" calcext:value-type="string">
            <text:p>A</text:p>
          </table:table-cell>
          <table:table-cell table:number-columns-repeated="1636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ren Akbaba</text:p>
          </table:table-cell>
          <table:table-cell office:value-type="float" office:value="13.369" calcext:value-type="float">
            <text:p>13,369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en Akbaba</text:p>
          </table:table-cell>
          <table:table-cell office:value-type="float" office:value="52.642" calcext:value-type="float">
            <text:p>52,642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en Akbaba</text:p>
          </table:table-cell>
          <table:table-cell office:value-type="float" office:value="17.176" calcext:value-type="float">
            <text:p>17,176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en Akbaba</text:p>
          </table:table-cell>
          <table:table-cell office:value-type="float" office:value="191.372" calcext:value-type="float">
            <text:p>191,372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en Akbaba</text:p>
          </table:table-cell>
          <table:table-cell office:value-type="float" office:value="60.682" calcext:value-type="float">
            <text:p>60,682</text:p>
          </table:table-cell>
          <table:table-cell office:value-type="string" calcext:value-type="string">
            <text:p>D</text:p>
          </table:table-cell>
          <table:table-cell table:number-columns-repeated="1636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imon Schäfer</text:p>
          </table:table-cell>
          <table:table-cell office:value-type="float" office:value="14.865" calcext:value-type="float">
            <text:p>14,865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m Gernhard</text:p>
          </table:table-cell>
          <table:table-cell office:value-type="float" office:value="53.768" calcext:value-type="float">
            <text:p>53,768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iklas Hardwig</text:p>
          </table:table-cell>
          <table:table-cell office:value-type="float" office:value="18.68" calcext:value-type="float">
            <text:p>18,680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bian Atz</text:p>
          </table:table-cell>
          <table:table-cell office:value-type="float" office:value="194.45" calcext:value-type="float">
            <text:p>194,450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m Gernhard</text:p>
          </table:table-cell>
          <table:table-cell office:value-type="float" office:value="70.582" calcext:value-type="float">
            <text:p>70,582</text:p>
          </table:table-cell>
          <table:table-cell office:value-type="string" calcext:value-type="string">
            <text:p>C</text:p>
          </table:table-cell>
          <table:table-cell table:number-columns-repeated="1636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das ist neuer</text:p>
          </table:table-cell>
          <table:table-cell office:value-type="float" office:value="19" calcext:value-type="float">
            <text:p>19,000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l das ist neu</text:p>
          </table:table-cell>
          <table:table-cell office:value-type="float" office:value="165.5" calcext:value-type="float">
            <text:p>165,500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formula="of:=CONCATENATE([.V3]; &quot; &quot;;[.V4])" office:value-type="string" office:string-value="Niklas Hardwig" calcext:value-type="string">
            <text:p>Niklas Hardwig</text:p>
          </table:table-cell>
          <table:table-cell table:formula="of:=[.W3]" office:value-type="float" office:value="71.582" calcext:value-type="float">
            <text:p>71,582</text:p>
          </table:table-cell>
          <table:table-cell table:formula="of:=[.X3]" office:value-type="string" office:string-value="A" calcext:value-type="string">
            <text:p>A</text:p>
          </table:table-cell>
          <table:table-cell table:number-columns-repeated="1636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636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636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1636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1636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1636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1636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1636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1636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1636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1636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1636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1636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1636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1636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1636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1636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1636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1636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16367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16367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1636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1636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. </number:text>
      <number:month number:textual="true"/>
      <number:text> </number:text>
      <number:year/>
    </number:date-style>
    <number:date-style style:name="N121">
      <number:day number:style="long"/>
      <number:text>. </number:text>
      <number:month number:textual="true"/>
    </number:date-style>
    <number:date-style style:name="N122">
      <number:month number:textual="true"/>
      <number:text> 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6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9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0P0"/>
    </number:number-style>
    <number:number-style style:name="N13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2" style:volatile="true">
      <number:text loext:blank-width-char="-"> </number:text>
      <number:fill-character> </number:fill-character>
      <number:text loext:blank-width-char="-3">- €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1">
      <number:number number:decimal-places="3" number:min-decimal-places="3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8">00.00.0000</text:date>, <text:time style:data-style-name="N2" text:time-value="11:32:22.542082331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abian Atz</meta:initial-creator>
    <meta:creation-date>2024-10-17T19:53:12</meta:creation-date>
    <dc:date>2024-10-18T11:33:12.712529323</dc:date>
    <meta:editing-duration>PT4H15M33S</meta:editing-duration>
    <meta:generator>LibreOffice/24.2.6.2$Linux_X86_64 LibreOffice_project/420$Build-2</meta:generator>
    <meta:editing-cycles>13</meta:editing-cycles>
    <meta:document-statistic meta:table-count="1" meta:cell-count="288" meta:object-count="0"/>
    <meta:user-defined meta:name="AppVersion">16.0300</meta:user-defined>
  </office:meta>
</office:document-meta>
</file>